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2" svg:font-family="'Liberation Serif'" style:font-adornments="Italic" style:font-pitch="variable"/>
    <style:font-face style:name="Liberation Serif1" svg:font-family="'Liberation Serif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28f3d" officeooo:paragraph-rsid="00228f3d"/>
    </style:style>
    <style:style style:name="P2" style:family="paragraph" style:parent-style-name="Text_20_body" style:list-style-name="L1">
      <style:text-properties officeooo:rsid="00228f3d" officeooo:paragraph-rsid="00228f3d"/>
    </style:style>
    <style:style style:name="P3" style:family="paragraph" style:parent-style-name="Text_20_body" style:list-style-name="L1">
      <style:text-properties officeooo:rsid="00244e85" officeooo:paragraph-rsid="00244e85"/>
    </style:style>
    <style:style style:name="P4" style:family="paragraph" style:parent-style-name="Text_20_body" style:list-style-name="L1">
      <style:text-properties officeooo:rsid="00244e85" officeooo:paragraph-rsid="00284f37"/>
    </style:style>
    <style:style style:name="P5" style:family="paragraph" style:parent-style-name="Text_20_body">
      <style:text-properties officeooo:rsid="00244e85" officeooo:paragraph-rsid="00244e85"/>
    </style:style>
    <style:style style:name="P6" style:family="paragraph" style:parent-style-name="Text_20_body" style:list-style-name="L1">
      <style:text-properties officeooo:rsid="002519f2" officeooo:paragraph-rsid="002519f2"/>
    </style:style>
    <style:style style:name="P7" style:family="paragraph" style:parent-style-name="Text_20_body">
      <style:text-properties officeooo:rsid="002519f2" officeooo:paragraph-rsid="002519f2"/>
    </style:style>
    <style:style style:name="P8" style:family="paragraph" style:parent-style-name="Text_20_body" style:list-style-name="L1">
      <style:text-properties officeooo:rsid="00261fb0" officeooo:paragraph-rsid="00261fb0"/>
    </style:style>
    <style:style style:name="P9" style:family="paragraph" style:parent-style-name="Text_20_body" style:list-style-name="L1">
      <style:text-properties officeooo:rsid="0029649b" officeooo:paragraph-rsid="0029649b"/>
    </style:style>
    <style:style style:name="P10" style:family="paragraph" style:parent-style-name="Title">
      <style:text-properties officeooo:rsid="00228f3d" officeooo:paragraph-rsid="00228f3d"/>
    </style:style>
    <style:style style:name="P11" style:family="paragraph" style:parent-style-name="Subtitle">
      <style:text-properties officeooo:rsid="00228f3d" officeooo:paragraph-rsid="00228f3d"/>
    </style:style>
    <style:style style:name="T1" style:family="text">
      <style:text-properties officeooo:rsid="002519f2"/>
    </style:style>
    <style:style style:name="T2" style:family="text">
      <style:text-properties officeooo:rsid="00284f3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29bf84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xicon, Corpus, Dictionary-Creator</text:p>
      <text:p text:style-name="P11">Sam Gallagher, 2020</text:p>
      <text:p text:style-name="P1"/>
      <text:p text:style-name="P1">Desired functionality:</text:p>
      <text:list xml:id="list2491211916" text:style-name="L1">
        <text:list-item>
          <text:p text:style-name="P2">Word information</text:p>
          <text:list>
            <text:list-item>
              <text:p text:style-name="P2">Identification (main form, <text:span text:style-name="T1">language, </text:span>pronunciation, grammatical designation/part of speech, status)</text:p>
            </text:list-item>
            <text:list-item>
              <text:p text:style-name="P2">Etymology</text:p>
            </text:list-item>
            <text:list-item>
              <text:p text:style-name="P2">Signification (senses)</text:p>
            </text:list-item>
            <text:list-item>
              <text:p text:style-name="P2">Illustrative quotations</text:p>
            </text:list-item>
          </text:list>
        </text:list-item>
        <text:list-item>
          <text:p text:style-name="P3">Word categories, subcategories, subsubcategories, etc</text:p>
          <text:list>
            <text:list-item>
              <text:p text:style-name="P3">Field of use</text:p>
            </text:list-item>
          </text:list>
        </text:list-item>
        <text:list-item>
          <text:p text:style-name="P3">Translation information</text:p>
          <text:list>
            <text:list-item>
              <text:p text:style-name="P3">Common translations</text:p>
            </text:list-item>
            <text:list-item>
              <text:p text:style-name="P3">Idioms and phrases</text:p>
            </text:list-item>
            <text:list-item>
              <text:p text:style-name="P3">Translation examples</text:p>
              <text:list>
                <text:list-item>
                  <text:p text:style-name="P3">Organized or filtered by context/category, time period, author</text:p>
                </text:list-item>
              </text:list>
            </text:list-item>
          </text:list>
        </text:list-item>
        <text:list-item>
          <text:p text:style-name="P3">Information stored in file format (XML, relational database, JSON, other?)</text:p>
          <text:list>
            <text:list-item>
              <text:p text:style-name="P3">Should be plain-text, editable by text editor</text:p>
            </text:list-item>
          </text:list>
        </text:list-item>
        <text:list-item>
          <text:p text:style-name="P3">Import functionality</text:p>
          <text:list>
            <text:list-item>
              <text:p text:style-name="P3">Import from CSV, excel (detect features of words)</text:p>
            </text:list-item>
          </text:list>
        </text:list-item>
        <text:list-item>
          <text:p text:style-name="P3">Export functionality</text:p>
          <text:list>
            <text:list-item>
              <text:p text:style-name="P4">Export to LaTeX in suitable dictionary format </text:p>
              <text:list>
                <text:list-item>
                  <text:p text:style-name="P4"><text:a xlink:type="simple" xlink:href="https://www.overleaf.com/project/5c391590dd838e54104f32cf" text:style-name="Internet_20_link" text:visited-style-name="Visited_20_Internet_20_Link"><text:span text:style-name="T2">Great example</text:span></text:a><text:span text:style-name="T2">, requires tikz, tikz-dependency, <text:s/>babel, inputenc, amsmath, graphicx, gb4e, verse, tipa, fontenc, hyperref, morefloats, microtype, multi, and fancyhdr packages</text:span></text:p>
                </text:list-item>
                <text:list-item>
                  <text:p text:style-name="P9">Note: if you get error about scalable fonts, insert <text:span text:style-name="T5">\usepackage{lmodern} </text:span><text:span text:style-name="T6">and it should work.</text:span></text:p>
                </text:list-item>
              </text:list>
            </text:list-item>
            <text:list-item>
              <text:p text:style-name="P3">Export to plaintext (.txt) format</text:p>
            </text:list-item>
            <text:list-item>
              <text:p text:style-name="P3">Export to csv</text:p>
            </text:list-item>
          </text:list>
        </text:list-item>
        <text:list-item>
          <text:p text:style-name="P3">GUI</text:p>
          <text:list>
            <text:list-item>
              <text:p text:style-name="P6">Load lexicon file, sidebar of all words, filterable by word information, translation information</text:p>
            </text:list-item>
            <text:list-item>
              <text:p text:style-name="P8">Main view of entry, editable</text:p>
            </text:list-item>
            <text:list-item>
              <text:p text:style-name="P6">Search for any field (word information, translation information)</text:p>
            </text:list-item>
          </text:list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2" svg:font-family="'Liberation Serif'" style:font-adornments="Italic" style:font-pitch="variable"/>
    <style:font-face style:name="Liberation Serif1" svg:font-family="'Liberation Serif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0c43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 style:writing-mode="page"/>
      <style:text-properties style:font-name="Liberation Serif1" fo:font-family="'Liberation Serif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 style:writing-mode="page"/>
      <style:text-properties style:font-name="Liberation Serif1" fo:font-family="'Liberation Serif'" style:font-style-name="Regular" style:font-pitch="variable" fo:font-size="18pt" fo:font-weight="normal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Liberation Serif1" fo:font-family="'Liberation Serif'" style:font-style-name="Regular" style:font-pitch="variable" fo:font-size="15pt" fo:font-weight="normal" style:font-size-asian="15pt" style:font-weight-asian="normal" style:font-size-complex="15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2" fo:font-family="'Liberation Serif'" style:font-style-name="Italic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/>
      <style:text-properties style:font-name="Liberation Serif1" fo:font-family="'Liberation Serif'" style:font-style-name="Regular" style:font-pitch="variable" fo:font-size="22pt" fo:font-weight="normal" style:font-size-asian="22pt" style:font-weight-asian="bold" style:font-size-complex="22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Liberation Serif1" fo:font-family="'Liberation Serif'" style:font-style-name="Regular" style:font-pitch="variable" fo:font-size="13pt" style:font-size-asian="13pt" style:font-size-complex="13pt"/>
    </style:style>
    <style:style style:name="Block_20_Quote" style:display-name="Block Quote" style:family="paragraph" style:parent-style-name="Text_20_body" style:class="extra">
      <style:paragraph-properties fo:margin-left="0.5in" fo:margin-right="0.5in" fo:text-indent="0in" style:auto-text-indent="false"/>
      <style:text-properties fo:font-size="11pt" officeooo:rsid="00208bc7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1:13:40.352182375</meta:creation-date>
    <meta:editing-duration>PT30M51S</meta:editing-duration>
    <meta:editing-cycles>7</meta:editing-cycles>
    <meta:generator>LibreOffice/6.1.5.2$Linux_X86_64 LibreOffice_project/10$Build-2</meta:generator>
    <dc:title>Report</dc:title>
    <meta:initial-creator>Sam Gallagher</meta:initial-creator>
    <dc:date>2020-11-15T12:05:04.814831999</dc:date>
    <dc:creator>Sam Gallagher</dc:creator>
    <meta:document-statistic meta:table-count="0" meta:image-count="0" meta:object-count="0" meta:page-count="1" meta:paragraph-count="29" meta:word-count="181" meta:character-count="1234" meta:non-whitespace-character-count="1106"/>
    <meta:template xlink:type="simple" xlink:actuate="onRequest" xlink:title="Report" xlink:href="../../../../../Templates/Report.ott" meta:date="2020-11-15T11:13:39.637489658"/>
  </office:meta>
</office:document-meta>
</file>